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a) </mtext>
            <mi>E</mi>
            <mi>,</mi>
            <mo stretchy="false">∇</mo>
            <mi>E</mi>
            <mrow>
              <mi/>
              <mo stretchy="false">≡</mo>
              <mi/>
            </mrow>
            <mn>0</mn>
            <mtext> auf </mtext>
            <mo stretchy="false">∂</mo>
            <mover accent="true">
              <mi>V</mi>
              <mo stretchy="false">̂</mo>
            </mover>
          </mrow>
        </mtd>
      </mtr>
      <mtr>
        <mtd>
          <mrow>
            <mtext>b) </mtext>
            <mi>E</mi>
            <mi>,</mi>
            <mo stretchy="false">∇</mo>
            <mi>E</mi>
            <mtext> auf </mtext>
            <mo stretchy="false">σ</mo>
            <mtext> so, als ob der Schirm nicht vorhanden wäre</mtext>
          </mrow>
        </mtd>
      </mtr>
    </mtable>
    <annotation encoding="StarMath 5.0">"a) "E, nabla E `equiv` 0 " auf " partial hat V newline
"b) "E, nabla E " auf " %isigma " so, als ob der Schirm nicht vorhanden wäre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3:51:46.264000000</meta:creation-date>
    <meta:generator>LibreOffice/4.1.4.2$Windows_x86 LibreOffice_project/0a0440ccc0227ad9829de5f46be37cfb6edcf72</meta:generator>
  </office:meta>
</office:document-meta>
</file>